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10.22pt" svg:y="39.12pt">
            <loext:p draw:notify-on-update-of-ranges="Sheet1.A2:Sheet1.A2 Sheet1.A3:Sheet1.A30 Sheet1.B2:Sheet1.B2 Sheet1.B3:Sheet1.B30 Sheet1.A2:Sheet1.A2 Sheet1.A3:Sheet1.A30 Sheet1.C2:Sheet1.C2 Sheet1.C3:Sheet1.C30 Sheet1.A2:Sheet1.A2 Sheet1.A3:Sheet1.A30 Sheet1.D2:Sheet1.D2 Sheet1.D3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7pt" svg:y="424.03pt">
            <loext:p draw:notify-on-update-of-ranges="Sheet1.A37:Sheet1.A37 Sheet1.A38:Sheet1.A50 Sheet1.B37:Sheet1.B37 Sheet1.B38:Sheet1.B50 Sheet1.A37:Sheet1.A37 Sheet1.A38:Sheet1.A50 Sheet1.C37:Sheet1.C37 Sheet1.C38:Sheet1.C50 Sheet1.A37:Sheet1.A37 Sheet1.A38:Sheet1.A50 Sheet1.D37:Sheet1.D37 Sheet1.D38:Sheet1.D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47.47pt" svg:y="748.09pt">
            <loext:p draw:notify-on-update-of-ranges="Sheet1.A57:Sheet1.A57 Sheet1.A58:Sheet1.A85 Sheet1.B57:Sheet1.B57 Sheet1.B58:Sheet1.B85 Sheet1.A57:Sheet1.A57 Sheet1.A58:Sheet1.A85 Sheet1.C57:Sheet1.C57 Sheet1.C58:Sheet1.C85 Sheet1.A57:Sheet1.A57 Sheet1.A58:Sheet1.A85 Sheet1.D57:Sheet1.D57 Sheet1.D58:Sheet1.D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27.77pt" svg:y="1167.14pt">
            <loext:p draw:notify-on-update-of-ranges="Sheet1.A92:Sheet1.A92 Sheet1.A93:Sheet1.A106 Sheet1.B92:Sheet1.B92 Sheet1.B93:Sheet1.B106 Sheet1.A92:Sheet1.A92 Sheet1.A93:Sheet1.A106 Sheet1.C92:Sheet1.C92 Sheet1.C93:Sheet1.C106 Sheet1.A92:Sheet1.A92 Sheet1.A93:Sheet1.A106 Sheet1.D92:Sheet1.D92 Sheet1.D93:Sheet1.D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table:style-name="ce3" office:value-type="float" office:value="2" calcext:value-type="float">
            <text:p>2.00E+0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table:style-name="ce3" office:value-type="float" office:value="3" calcext:value-type="float">
            <text:p>3.00E+0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9666666667" calcext:value-type="float">
            <text:p>0.7996666667</text:p>
          </table:table-cell>
          <table:table-cell office:value-type="float" office:value="0.809428571429" calcext:value-type="float">
            <text:p>0.8094285714</text:p>
          </table:table-cell>
        </table:table-row>
        <table:table-row table:style-name="ro1">
          <table:table-cell table:style-name="ce3" office:value-type="float" office:value="4" calcext:value-type="float">
            <text:p>4.00E+0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666666667" calcext:value-type="float">
            <text:p>0.804666666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float" office:value="5" calcext:value-type="float">
            <text:p>5.00E+0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1666666667" calcext:value-type="float">
            <text:p>0.8016666667</text:p>
          </table:table-cell>
          <table:table-cell office:value-type="float" office:value="0.810857142857" calcext:value-type="float">
            <text:p>0.810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1714285714" calcext:value-type="float">
            <text:p>0.8117142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333333333" calcext:value-type="float">
            <text:p>0.80433333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2428571429" calcext:value-type="float">
            <text:p>0.812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7666666667" calcext:value-type="float">
            <text:p>0.8076666667</text:p>
          </table:table-cell>
          <table:table-cell office:value-type="float" office:value="0.812142857143" calcext:value-type="float">
            <text:p>0.812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3714285714" calcext:value-type="float">
            <text:p>0.8137142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9714285714" calcext:value-type="float">
            <text:p>0.8097142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3857142857" calcext:value-type="float">
            <text:p>0.8138571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1142857143" calcext:value-type="float">
            <text:p>0.8111428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0571428571" calcext:value-type="float">
            <text:p>0.8105714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7333333333" calcext:value-type="float">
            <text:p>0.8073333333</text:p>
          </table:table-cell>
          <table:table-cell office:value-type="float" office:value="0.813142857143" calcext:value-type="float">
            <text:p>0.8131428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4142857143" calcext:value-type="float">
            <text:p>0.81414285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3714285714" calcext:value-type="float">
            <text:p>0.8137142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333333333" calcext:value-type="float">
            <text:p>0.8043333333</text:p>
          </table:table-cell>
          <table:table-cell office:value-type="float" office:value="0.812428571429" calcext:value-type="float">
            <text:p>0.8124285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3571428571" calcext:value-type="float">
            <text:p>0.8135714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3285714286" calcext:value-type="float">
            <text:p>0.8132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3857142857" calcext:value-type="float">
            <text:p>0.8138571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4571428571" calcext:value-type="float">
            <text:p>0.8145714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8333333333" calcext:value-type="float">
            <text:p>0.8083333333</text:p>
          </table:table-cell>
          <table:table-cell office:value-type="float" office:value="0.813571428571" calcext:value-type="float">
            <text:p>0.81357142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5428571429" calcext:value-type="float">
            <text:p>0.8154285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3428571429" calcext:value-type="float">
            <text:p>0.81342857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4142857143" calcext:value-type="float">
            <text:p>0.8141428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2714285714" calcext:value-type="float">
            <text:p>0.8127142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3428571429" calcext:value-type="float">
            <text:p>0.813428571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x_features</text:p>
          </table:table-cell>
          <table:table-cell table:style-name="ce2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2666666667" calcext:value-type="float">
            <text:p>0.8026666667</text:p>
          </table:table-cell>
          <table:table-cell office:value-type="float" office:value="0.813285714286" calcext:value-type="float">
            <text:p>0.813285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666666667" calcext:value-type="float">
            <text:p>0.8046666667</text:p>
          </table:table-cell>
          <table:table-cell office:value-type="float" office:value="0.811857142857" calcext:value-type="float">
            <text:p>0.8118571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11714285714" calcext:value-type="float">
            <text:p>0.811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1285714286" calcext:value-type="float">
            <text:p>0.811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1142857143" calcext:value-type="float">
            <text:p>0.8111428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1857142857" calcext:value-type="float">
            <text:p>0.811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666666667" calcext:value-type="float">
            <text:p>0.8046666667</text:p>
          </table:table-cell>
          <table:table-cell office:value-type="float" office:value="0.811714285714" calcext:value-type="float">
            <text:p>0.811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4666666667" calcext:value-type="float">
            <text:p>0.8046666667</text:p>
          </table:table-cell>
          <table:table-cell office:value-type="float" office:value="0.811571428571" calcext:value-type="float">
            <text:p>0.8115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2333333333" calcext:value-type="float">
            <text:p>0.8023333333</text:p>
          </table:table-cell>
          <table:table-cell office:value-type="float" office:value="0.809285714286" calcext:value-type="float">
            <text:p>0.8092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0333333333" calcext:value-type="float">
            <text:p>0.80033333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09428571429" calcext:value-type="float">
            <text:p>0.8094285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8333333333" calcext:value-type="float">
            <text:p>0.7983333333</text:p>
          </table:table-cell>
          <table:table-cell office:value-type="float" office:value="0.806571428571" calcext:value-type="float">
            <text:p>0.8065714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9333333333" calcext:value-type="float">
            <text:p>0.8893333333</text:p>
          </table:table-cell>
          <table:table-cell office:value-type="float" office:value="0.795333333333" calcext:value-type="float">
            <text:p>0.7953333333</text:p>
          </table:table-cell>
          <table:table-cell office:value-type="float" office:value="0.802571428571" calcext:value-type="float">
            <text:p>0.8025714286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_estimators</text:p>
          </table:table-cell>
          <table:table-cell table:style-name="ce2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table:style-name="ce3" office:value-type="float" office:value="2" calcext:value-type="float">
            <text:p>2.00E+00</text:p>
          </table:table-cell>
          <table:table-cell office:value-type="float" office:value="0.865814814815" calcext:value-type="float">
            <text:p>0.8658148148</text:p>
          </table:table-cell>
          <table:table-cell office:value-type="float" office:value="0.800666666667" calcext:value-type="float">
            <text:p>0.8006666667</text:p>
          </table:table-cell>
          <table:table-cell office:value-type="float" office:value="0.809571428571" calcext:value-type="float">
            <text:p>0.8095714286</text:p>
          </table:table-cell>
        </table:table-row>
        <table:table-row table:style-name="ro1">
          <table:table-cell table:style-name="ce3" office:value-type="float" office:value="3" calcext:value-type="float">
            <text:p>3.00E+00</text:p>
          </table:table-cell>
          <table:table-cell office:value-type="float" office:value="0.87537037037" calcext:value-type="float">
            <text:p>0.8753703704</text:p>
          </table:table-cell>
          <table:table-cell office:value-type="float" office:value="0.793666666667" calcext:value-type="float">
            <text:p>0.7936666667</text:p>
          </table:table-cell>
          <table:table-cell office:value-type="float" office:value="0.806285714286" calcext:value-type="float">
            <text:p>0.8062857143</text:p>
          </table:table-cell>
        </table:table-row>
        <table:table-row table:style-name="ro1">
          <table:table-cell table:style-name="ce3" office:value-type="float" office:value="4" calcext:value-type="float">
            <text:p>4.00E+00</text:p>
          </table:table-cell>
          <table:table-cell office:value-type="float" office:value="0.87662962963" calcext:value-type="float">
            <text:p>0.8766296296</text:p>
          </table:table-cell>
          <table:table-cell office:value-type="float" office:value="0.805333333333" calcext:value-type="float">
            <text:p>0.8053333333</text:p>
          </table:table-cell>
          <table:table-cell office:value-type="float" office:value="0.812857142857" calcext:value-type="float">
            <text:p>0.8128571429</text:p>
          </table:table-cell>
        </table:table-row>
        <table:table-row table:style-name="ro1">
          <table:table-cell table:style-name="ce3" office:value-type="float" office:value="5" calcext:value-type="float">
            <text:p>5.00E+00</text:p>
          </table:table-cell>
          <table:table-cell office:value-type="float" office:value="0.881259259259" calcext:value-type="float">
            <text:p>0.881259259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0714285714" calcext:value-type="float">
            <text:p>0.810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0222222222" calcext:value-type="float">
            <text:p>0.8802222222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4142857143" calcext:value-type="float">
            <text:p>0.814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3703703704" calcext:value-type="float">
            <text:p>0.8837037037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1857142857" calcext:value-type="float">
            <text:p>0.811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2259259259" calcext:value-type="float">
            <text:p>0.882259259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5428571429" calcext:value-type="float">
            <text:p>0.815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5111111111" calcext:value-type="float">
            <text:p>0.8851111111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7285714286" calcext:value-type="float">
            <text:p>0.8172857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4851851852" calcext:value-type="float">
            <text:p>0.8848518519</text:p>
          </table:table-cell>
          <table:table-cell office:value-type="float" office:value="0.806666666667" calcext:value-type="float">
            <text:p>0.8066666667</text:p>
          </table:table-cell>
          <table:table-cell office:value-type="float" office:value="0.814714285714" calcext:value-type="float">
            <text:p>0.8147142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5518518519" calcext:value-type="float">
            <text:p>0.8855185185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17428571429" calcext:value-type="float">
            <text:p>0.8174285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5518518519" calcext:value-type="float">
            <text:p>0.8855185185</text:p>
          </table:table-cell>
          <table:table-cell office:value-type="float" office:value="0.811333333333" calcext:value-type="float">
            <text:p>0.8113333333</text:p>
          </table:table-cell>
          <table:table-cell office:value-type="float" office:value="0.814714285714" calcext:value-type="float">
            <text:p>0.8147142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6333333333" calcext:value-type="float">
            <text:p>0.8863333333</text:p>
          </table:table-cell>
          <table:table-cell office:value-type="float" office:value="0.806666666667" calcext:value-type="float">
            <text:p>0.8066666667</text:p>
          </table:table-cell>
          <table:table-cell office:value-type="float" office:value="0.816571428571" calcext:value-type="float">
            <text:p>0.8165714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6148148148" calcext:value-type="float">
            <text:p>0.8861481481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4571428571" calcext:value-type="float">
            <text:p>0.814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86851851852" calcext:value-type="float">
            <text:p>0.8868518519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16285714286" calcext:value-type="float">
            <text:p>0.8162857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6777777778" calcext:value-type="float">
            <text:p>0.8867777778</text:p>
          </table:table-cell>
          <table:table-cell office:value-type="float" office:value="0.805666666667" calcext:value-type="float">
            <text:p>0.8056666667</text:p>
          </table:table-cell>
          <table:table-cell office:value-type="float" office:value="0.816285714286" calcext:value-type="float">
            <text:p>0.8162857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7407407407" calcext:value-type="float">
            <text:p>0.8874074074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5571428571" calcext:value-type="float">
            <text:p>0.8155714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6444444444" calcext:value-type="float">
            <text:p>0.8864444444</text:p>
          </table:table-cell>
          <table:table-cell office:value-type="float" office:value="0.808666666667" calcext:value-type="float">
            <text:p>0.8086666667</text:p>
          </table:table-cell>
          <table:table-cell office:value-type="float" office:value="0.815571428571" calcext:value-type="float">
            <text:p>0.8155714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87962962963" calcext:value-type="float">
            <text:p>0.887962963</text:p>
          </table:table-cell>
          <table:table-cell office:value-type="float" office:value="0.804333333333" calcext:value-type="float">
            <text:p>0.8043333333</text:p>
          </table:table-cell>
          <table:table-cell office:value-type="float" office:value="0.816142857143" calcext:value-type="float">
            <text:p>0.8161428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7333333333" calcext:value-type="float">
            <text:p>0.88733333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5428571429" calcext:value-type="float">
            <text:p>0.81542857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87888888889" calcext:value-type="float">
            <text:p>0.8878888889</text:p>
          </table:table-cell>
          <table:table-cell office:value-type="float" office:value="0.803333333333" calcext:value-type="float">
            <text:p>0.8033333333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762962963" calcext:value-type="float">
            <text:p>0.8876296296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4285714286" calcext:value-type="float">
            <text:p>0.8142857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88333333333" calcext:value-type="float">
            <text:p>0.8883333333</text:p>
          </table:table-cell>
          <table:table-cell office:value-type="float" office:value="0.806333333333" calcext:value-type="float">
            <text:p>0.8063333333</text:p>
          </table:table-cell>
          <table:table-cell office:value-type="float" office:value="0.817142857143" calcext:value-type="float">
            <text:p>0.81714285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5285714286" calcext:value-type="float">
            <text:p>0.8152857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8862962963" calcext:value-type="float">
            <text:p>0.8886296296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17428571429" calcext:value-type="float">
            <text:p>0.8174285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88259259259" calcext:value-type="float">
            <text:p>0.8882592593</text:p>
          </table:table-cell>
          <table:table-cell office:value-type="float" office:value="0.802333333333" calcext:value-type="float">
            <text:p>0.8023333333</text:p>
          </table:table-cell>
          <table:table-cell office:value-type="float" office:value="0.816714285714" calcext:value-type="float">
            <text:p>0.81671428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88481481481" calcext:value-type="float">
            <text:p>0.8884814815</text:p>
          </table:table-cell>
          <table:table-cell office:value-type="float" office:value="0.806666666667" calcext:value-type="float">
            <text:p>0.8066666667</text:p>
          </table:table-cell>
          <table:table-cell office:value-type="float" office:value="0.816142857143" calcext:value-type="float">
            <text:p>0.8161428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88148148148" calcext:value-type="float">
            <text:p>0.888148148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6857142857" calcext:value-type="float">
            <text:p>0.8168571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8862962963" calcext:value-type="float">
            <text:p>0.8886296296</text:p>
          </table:table-cell>
          <table:table-cell office:value-type="float" office:value="0.807666666667" calcext:value-type="float">
            <text:p>0.8076666667</text:p>
          </table:table-cell>
          <table:table-cell office:value-type="float" office:value="0.815857142857" calcext:value-type="float">
            <text:p>0.815857142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x_features</text:p>
          </table:table-cell>
          <table:table-cell table:style-name="ce2" office:value-type="string" calcext:value-type="string">
            <text:p>Train accuracy</text:p>
          </table:table-cell>
          <table:table-cell office:value-type="string" calcext:value-type="string">
            <text:p>Valid ac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0592592593" calcext:value-type="float">
            <text:p>0.8805925926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9714285714" calcext:value-type="float">
            <text:p>0.809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037037037" calcext:value-type="float">
            <text:p>0.8803703704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4714285714" calcext:value-type="float">
            <text:p>0.814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9740740741" calcext:value-type="float">
            <text:p>0.879740740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0037037037" calcext:value-type="float">
            <text:p>0.88003703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9142857143" calcext:value-type="float">
            <text:p>0.819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0259259259" calcext:value-type="float">
            <text:p>0.8802592593</text:p>
          </table:table-cell>
          <table:table-cell office:value-type="float" office:value="0.8" calcext:value-type="float">
            <text:p>0.8</text:p>
          </table:table-cell>
          <table:table-cell office:value-type="float" office:value="0.815285714286" calcext:value-type="float">
            <text:p>0.815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0740740741" calcext:value-type="float">
            <text:p>0.880740740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0259259259" calcext:value-type="float">
            <text:p>0.8802592593</text:p>
          </table:table-cell>
          <table:table-cell office:value-type="float" office:value="0.799666666667" calcext:value-type="float">
            <text:p>0.7996666667</text:p>
          </table:table-cell>
          <table:table-cell office:value-type="float" office:value="0.811142857143" calcext:value-type="float">
            <text:p>0.811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9777777778" calcext:value-type="float">
            <text:p>0.8797777778</text:p>
          </table:table-cell>
          <table:table-cell office:value-type="float" office:value="0.799333333333" calcext:value-type="float">
            <text:p>0.7993333333</text:p>
          </table:table-cell>
          <table:table-cell office:value-type="float" office:value="0.811714285714" calcext:value-type="float">
            <text:p>0.8117142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0037037037" calcext:value-type="float">
            <text:p>0.88003703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1428571429" calcext:value-type="float">
            <text:p>0.81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0851851852" calcext:value-type="float">
            <text:p>0.8808518519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3857142857" calcext:value-type="float">
            <text:p>0.8138571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0740740741" calcext:value-type="float">
            <text:p>0.8807407407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5714285714" calcext:value-type="float">
            <text:p>0.8157142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7962962963" calcext:value-type="float">
            <text:p>0.879629629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5428571429" calcext:value-type="float">
            <text:p>0.8154285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9888888889" calcext:value-type="float">
            <text:p>0.8798888889</text:p>
          </table:table-cell>
          <table:table-cell office:value-type="float" office:value="0.804333333333" calcext:value-type="float">
            <text:p>0.8043333333</text:p>
          </table:table-cell>
          <table:table-cell office:value-type="float" office:value="0.812714285714" calcext:value-type="float">
            <text:p>0.812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9888888889" calcext:value-type="float">
            <text:p>0.8798888889</text:p>
          </table:table-cell>
          <table:table-cell office:value-type="float" office:value="0.803666666667" calcext:value-type="float">
            <text:p>0.8036666667</text:p>
          </table:table-cell>
          <table:table-cell office:value-type="float" office:value="0.814428571429" calcext:value-type="float">
            <text:p>0.814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8:04:43.027849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3:18:20.991797955</meta:creation-date>
    <meta:generator>LibreOffice/5.1.6.2$Linux_X86_64 LibreOffice_project/10m0$Build-2</meta:generator>
    <dc:date>2018-04-12T18:13:15.928943412</dc:date>
    <meta:editing-duration>PT8M30S</meta:editing-duration>
    <meta:editing-cycles>9</meta:editing-cycles>
    <meta:document-statistic meta:table-count="1" meta:cell-count="3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2:Sheet1.D30" chart:data-source-has-labels="row" svg:x="0.32cm" svg:y="0.18cm" svg:width="11.582cm" svg:height="7.659cm">
          <chartooo:coordinate-region svg:x="1.232cm" svg:y="0.38cm" svg:width="9.927cm" svg:height="6.813cm"/>
          <chart:axis chart:dimension="x" chart:name="primary-x" chart:style-name="ch4">
            <chart:title svg:x="5.128cm" svg:y="8.019cm" chart:style-name="ch5">
              <text:p>n_estimato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30" chart:label-cell-address="Sheet1.B2:Sheet1.B2" chart:class="chart:scatter">
            <chart:domain table:cell-range-address="Sheet1.A3:Sheet1.A30"/>
            <chart:data-point chart:repeated="28"/>
          </chart:series>
          <chart:series chart:style-name="ch9" chart:values-cell-range-address="Sheet1.C3:Sheet1.C30" chart:label-cell-address="Sheet1.C2:Sheet1.C2" chart:class="chart:scatter">
            <chart:data-point chart:repeated="28"/>
          </chart:series>
          <chart:series chart:style-name="ch10" chart:values-cell-range-address="Sheet1.D3:Sheet1.D30" chart:label-cell-address="Sheet1.D2:Sheet1.D2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2:Sheet1.B2</svg:desc>
                </draw:g>
              </table:table-cell>
              <table:table-cell office:value-type="string">
                <text:p>Valid acccuracy</text:p>
                <draw:g>
                  <svg:desc>Sheet1.C2:Sheet1.C2</svg:desc>
                </draw:g>
              </table:table-cell>
              <table:table-cell office:value-type="string">
                <text:p>Test accura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30</svg:desc>
                </draw:g>
              </table:table-cell>
              <table:table-cell office:value-type="float" office:value="0.889333333333">
                <text:p>0.889333333333</text:p>
                <draw:g>
                  <svg:desc>Sheet1.B3:Sheet1.B30</svg:desc>
                </draw:g>
              </table:table-cell>
              <table:table-cell office:value-type="float" office:value="0.806333333333">
                <text:p>0.806333333333</text:p>
                <draw:g>
                  <svg:desc>Sheet1.C3:Sheet1.C30</svg:desc>
                </draw:g>
              </table:table-cell>
              <table:table-cell office:value-type="float" office:value="0.812">
                <text:p>0.812</text:p>
                <draw:g>
                  <svg:desc>Sheet1.D3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9666666667">
                <text:p>0.799666666667</text:p>
              </table:table-cell>
              <table:table-cell office:value-type="float" office:value="0.809428571429">
                <text:p>0.809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666666667">
                <text:p>0.8046666666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1666666667">
                <text:p>0.801666666667</text:p>
              </table:table-cell>
              <table:table-cell office:value-type="float" office:value="0.810857142857">
                <text:p>0.810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3">
                <text:p>0.803</text:p>
              </table:table-cell>
              <table:table-cell office:value-type="float" office:value="0.811714285714">
                <text:p>0.811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333333333">
                <text:p>0.8043333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7">
                <text:p>0.807</text:p>
              </table:table-cell>
              <table:table-cell office:value-type="float" office:value="0.812428571429">
                <text:p>0.812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7666666667">
                <text:p>0.807666666667</text:p>
              </table:table-cell>
              <table:table-cell office:value-type="float" office:value="0.812142857143">
                <text:p>0.812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6">
                <text:p>0.806</text:p>
              </table:table-cell>
              <table:table-cell office:value-type="float" office:value="0.813714285714">
                <text:p>0.813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2">
                <text:p>0.802</text:p>
              </table:table-cell>
              <table:table-cell office:value-type="float" office:value="0.809714285714">
                <text:p>0.809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7">
                <text:p>0.807</text:p>
              </table:table-cell>
              <table:table-cell office:value-type="float" office:value="0.813857142857">
                <text:p>0.813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1142857143">
                <text:p>0.811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">
                <text:p>0.805</text:p>
              </table:table-cell>
              <table:table-cell office:value-type="float" office:value="0.810571428571">
                <text:p>0.810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7333333333">
                <text:p>0.807333333333</text:p>
              </table:table-cell>
              <table:table-cell office:value-type="float" office:value="0.813142857143">
                <text:p>0.813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6">
                <text:p>0.806</text:p>
              </table:table-cell>
              <table:table-cell office:value-type="float" office:value="0.814142857143">
                <text:p>0.814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3714285714">
                <text:p>0.813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333333333">
                <text:p>0.804333333333</text:p>
              </table:table-cell>
              <table:table-cell office:value-type="float" office:value="0.812428571429">
                <text:p>0.812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">
                <text:p>0.804</text:p>
              </table:table-cell>
              <table:table-cell office:value-type="float" office:value="0.813571428571">
                <text:p>0.813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13285714286">
                <text:p>0.813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">
                <text:p>0.805</text:p>
              </table:table-cell>
              <table:table-cell office:value-type="float" office:value="0.813857142857">
                <text:p>0.813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3">
                <text:p>0.803</text:p>
              </table:table-cell>
              <table:table-cell office:value-type="float" office:value="0.814571428571">
                <text:p>0.814571428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8333333333">
                <text:p>0.808333333333</text:p>
              </table:table-cell>
              <table:table-cell office:value-type="float" office:value="0.813571428571">
                <text:p>0.81357142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5428571429">
                <text:p>0.815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">
                <text:p>0.805</text:p>
              </table:table-cell>
              <table:table-cell office:value-type="float" office:value="0.813428571429">
                <text:p>0.813428571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4142857143">
                <text:p>0.814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2714285714">
                <text:p>0.812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6333333333">
                <text:p>0.806333333333</text:p>
              </table:table-cell>
              <table:table-cell office:value-type="float" office:value="0.813428571429">
                <text:p>0.813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37:Sheet1.D50" chart:data-source-has-labels="row" svg:x="0.32cm" svg:y="0.18cm" svg:width="11.582cm" svg:height="7.659cm">
          <chartooo:coordinate-region svg:x="1.232cm" svg:y="0.38cm" svg:width="10.483cm" svg:height="6.813cm"/>
          <chart:axis chart:dimension="x" chart:name="primary-x" chart:style-name="ch4">
            <chart:title svg:x="5.075cm" svg:y="8.019cm" chart:style-name="ch5">
              <text:p>max_feature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38:Sheet1.B50" chart:label-cell-address="Sheet1.B37:Sheet1.B37" chart:class="chart:scatter">
            <chart:domain table:cell-range-address="Sheet1.A38:Sheet1.A50"/>
            <chart:data-point chart:repeated="13"/>
          </chart:series>
          <chart:series chart:style-name="ch8" chart:values-cell-range-address="Sheet1.C38:Sheet1.C50" chart:label-cell-address="Sheet1.C37:Sheet1.C37" chart:class="chart:scatter">
            <chart:data-point chart:repeated="13"/>
          </chart:series>
          <chart:series chart:style-name="ch9" chart:values-cell-range-address="Sheet1.D38:Sheet1.D50" chart:label-cell-address="Sheet1.D37:Sheet1.D37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37:Sheet1.B37</svg:desc>
                </draw:g>
              </table:table-cell>
              <table:table-cell office:value-type="string">
                <text:p>Valid acccuracy</text:p>
                <draw:g>
                  <svg:desc>Sheet1.C37:Sheet1.C37</svg:desc>
                </draw:g>
              </table:table-cell>
              <table:table-cell office:value-type="string">
                <text:p>Test accuracy</text:p>
                <draw:g>
                  <svg:desc>Sheet1.D37:Sheet1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8:Sheet1.A50</svg:desc>
                </draw:g>
              </table:table-cell>
              <table:table-cell office:value-type="float" office:value="0.889333333333">
                <text:p>0.889333333333</text:p>
                <draw:g>
                  <svg:desc>Sheet1.B38:Sheet1.B50</svg:desc>
                </draw:g>
              </table:table-cell>
              <table:table-cell office:value-type="float" office:value="0.802666666667">
                <text:p>0.802666666667</text:p>
                <draw:g>
                  <svg:desc>Sheet1.C38:Sheet1.C50</svg:desc>
                </draw:g>
              </table:table-cell>
              <table:table-cell office:value-type="float" office:value="0.813285714286">
                <text:p>0.813285714286</text:p>
                <draw:g>
                  <svg:desc>Sheet1.D38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666666667">
                <text:p>0.804666666667</text:p>
              </table:table-cell>
              <table:table-cell office:value-type="float" office:value="0.811857142857">
                <text:p>0.811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11714285714">
                <text:p>0.811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6333333333">
                <text:p>0.806333333333</text:p>
              </table:table-cell>
              <table:table-cell office:value-type="float" office:value="0.811285714286">
                <text:p>0.811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6">
                <text:p>0.806</text:p>
              </table:table-cell>
              <table:table-cell office:value-type="float" office:value="0.811142857143">
                <text:p>0.811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1857142857">
                <text:p>0.811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666666667">
                <text:p>0.804666666667</text:p>
              </table:table-cell>
              <table:table-cell office:value-type="float" office:value="0.811714285714">
                <text:p>0.811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4666666667">
                <text:p>0.804666666667</text:p>
              </table:table-cell>
              <table:table-cell office:value-type="float" office:value="0.811571428571">
                <text:p>0.811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2333333333">
                <text:p>0.802333333333</text:p>
              </table:table-cell>
              <table:table-cell office:value-type="float" office:value="0.809285714286">
                <text:p>0.809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0333333333">
                <text:p>0.8003333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09428571429">
                <text:p>0.809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8333333333">
                <text:p>0.798333333333</text:p>
              </table:table-cell>
              <table:table-cell office:value-type="float" office:value="0.806571428571">
                <text:p>0.806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89333333333">
                <text:p>0.889333333333</text:p>
              </table:table-cell>
              <table:table-cell office:value-type="float" office:value="0.795333333333">
                <text:p>0.795333333333</text:p>
              </table:table-cell>
              <table:table-cell office:value-type="float" office:value="0.802571428571">
                <text:p>0.802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57:Sheet1.D85" chart:data-source-has-labels="row" svg:x="0.32cm" svg:y="0.18cm" svg:width="11.582cm" svg:height="7.659cm">
          <chartooo:coordinate-region svg:x="1.232cm" svg:y="0.38cm" svg:width="9.927cm" svg:height="6.813cm"/>
          <chart:axis chart:dimension="x" chart:name="primary-x" chart:style-name="ch4">
            <chart:title svg:x="5.128cm" svg:y="8.019cm" chart:style-name="ch5">
              <text:p>n_estimator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8:Sheet1.B85" chart:label-cell-address="Sheet1.B57:Sheet1.B57" chart:class="chart:scatter">
            <chart:domain table:cell-range-address="Sheet1.A58:Sheet1.A85"/>
            <chart:data-point chart:repeated="28"/>
          </chart:series>
          <chart:series chart:style-name="ch9" chart:values-cell-range-address="Sheet1.C58:Sheet1.C85" chart:label-cell-address="Sheet1.C57:Sheet1.C57" chart:class="chart:scatter">
            <chart:data-point chart:repeated="28"/>
          </chart:series>
          <chart:series chart:style-name="ch10" chart:values-cell-range-address="Sheet1.D58:Sheet1.D85" chart:label-cell-address="Sheet1.D57:Sheet1.D57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57:Sheet1.B57</svg:desc>
                </draw:g>
              </table:table-cell>
              <table:table-cell office:value-type="string">
                <text:p>Valid acccuracy</text:p>
                <draw:g>
                  <svg:desc>Sheet1.C57:Sheet1.C57</svg:desc>
                </draw:g>
              </table:table-cell>
              <table:table-cell office:value-type="string">
                <text:p>Test accuracy</text:p>
                <draw:g>
                  <svg:desc>Sheet1.D57:Sheet1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8:Sheet1.A85</svg:desc>
                </draw:g>
              </table:table-cell>
              <table:table-cell office:value-type="float" office:value="0.865814814815">
                <text:p>0.865814814815</text:p>
                <draw:g>
                  <svg:desc>Sheet1.B58:Sheet1.B85</svg:desc>
                </draw:g>
              </table:table-cell>
              <table:table-cell office:value-type="float" office:value="0.800666666667">
                <text:p>0.800666666667</text:p>
                <draw:g>
                  <svg:desc>Sheet1.C58:Sheet1.C85</svg:desc>
                </draw:g>
              </table:table-cell>
              <table:table-cell office:value-type="float" office:value="0.809571428571">
                <text:p>0.809571428571</text:p>
                <draw:g>
                  <svg:desc>Sheet1.D58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87537037037">
                <text:p>0.87537037037</text:p>
              </table:table-cell>
              <table:table-cell office:value-type="float" office:value="0.793666666667">
                <text:p>0.793666666667</text:p>
              </table:table-cell>
              <table:table-cell office:value-type="float" office:value="0.806285714286">
                <text:p>0.806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662962963">
                <text:p>0.87662962963</text:p>
              </table:table-cell>
              <table:table-cell office:value-type="float" office:value="0.805333333333">
                <text:p>0.805333333333</text:p>
              </table:table-cell>
              <table:table-cell office:value-type="float" office:value="0.812857142857">
                <text:p>0.81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81259259259">
                <text:p>0.881259259259</text:p>
              </table:table-cell>
              <table:table-cell office:value-type="float" office:value="0.802">
                <text:p>0.802</text:p>
              </table:table-cell>
              <table:table-cell office:value-type="float" office:value="0.810714285714">
                <text:p>0.810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80222222222">
                <text:p>0.880222222222</text:p>
              </table:table-cell>
              <table:table-cell office:value-type="float" office:value="0.801">
                <text:p>0.801</text:p>
              </table:table-cell>
              <table:table-cell office:value-type="float" office:value="0.814142857143">
                <text:p>0.814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83703703704">
                <text:p>0.883703703704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11857142857">
                <text:p>0.811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82259259259">
                <text:p>0.882259259259</text:p>
              </table:table-cell>
              <table:table-cell office:value-type="float" office:value="0.807">
                <text:p>0.807</text:p>
              </table:table-cell>
              <table:table-cell office:value-type="float" office:value="0.815428571429">
                <text:p>0.815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885111111111">
                <text:p>0.885111111111</text:p>
              </table:table-cell>
              <table:table-cell office:value-type="float" office:value="0.806333333333">
                <text:p>0.806333333333</text:p>
              </table:table-cell>
              <table:table-cell office:value-type="float" office:value="0.817285714286">
                <text:p>0.817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884851851852">
                <text:p>0.884851851852</text:p>
              </table:table-cell>
              <table:table-cell office:value-type="float" office:value="0.806666666667">
                <text:p>0.806666666667</text:p>
              </table:table-cell>
              <table:table-cell office:value-type="float" office:value="0.814714285714">
                <text:p>0.814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885518518519">
                <text:p>0.885518518519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17428571429">
                <text:p>0.817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885518518519">
                <text:p>0.885518518519</text:p>
              </table:table-cell>
              <table:table-cell office:value-type="float" office:value="0.811333333333">
                <text:p>0.811333333333</text:p>
              </table:table-cell>
              <table:table-cell office:value-type="float" office:value="0.814714285714">
                <text:p>0.814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886333333333">
                <text:p>0.886333333333</text:p>
              </table:table-cell>
              <table:table-cell office:value-type="float" office:value="0.806666666667">
                <text:p>0.806666666667</text:p>
              </table:table-cell>
              <table:table-cell office:value-type="float" office:value="0.816571428571">
                <text:p>0.816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886148148148">
                <text:p>0.886148148148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14571428571">
                <text:p>0.814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886851851852">
                <text:p>0.886851851852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16285714286">
                <text:p>0.816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886777777778">
                <text:p>0.886777777778</text:p>
              </table:table-cell>
              <table:table-cell office:value-type="float" office:value="0.805666666667">
                <text:p>0.805666666667</text:p>
              </table:table-cell>
              <table:table-cell office:value-type="float" office:value="0.816285714286">
                <text:p>0.816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887407407407">
                <text:p>0.887407407407</text:p>
              </table:table-cell>
              <table:table-cell office:value-type="float" office:value="0.805">
                <text:p>0.805</text:p>
              </table:table-cell>
              <table:table-cell office:value-type="float" office:value="0.815571428571">
                <text:p>0.815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886444444444">
                <text:p>0.886444444444</text:p>
              </table:table-cell>
              <table:table-cell office:value-type="float" office:value="0.808666666667">
                <text:p>0.808666666667</text:p>
              </table:table-cell>
              <table:table-cell office:value-type="float" office:value="0.815571428571">
                <text:p>0.815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887962962963">
                <text:p>0.887962962963</text:p>
              </table:table-cell>
              <table:table-cell office:value-type="float" office:value="0.804333333333">
                <text:p>0.804333333333</text:p>
              </table:table-cell>
              <table:table-cell office:value-type="float" office:value="0.816142857143">
                <text:p>0.81614285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887333333333">
                <text:p>0.887333333333</text:p>
              </table:table-cell>
              <table:table-cell office:value-type="float" office:value="0.807">
                <text:p>0.807</text:p>
              </table:table-cell>
              <table:table-cell office:value-type="float" office:value="0.815428571429">
                <text:p>0.815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887888888889">
                <text:p>0.887888888889</text:p>
              </table:table-cell>
              <table:table-cell office:value-type="float" office:value="0.803333333333">
                <text:p>0.803333333333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88762962963">
                <text:p>0.88762962963</text:p>
              </table:table-cell>
              <table:table-cell office:value-type="float" office:value="0.807">
                <text:p>0.807</text:p>
              </table:table-cell>
              <table:table-cell office:value-type="float" office:value="0.814285714286">
                <text:p>0.8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888333333333">
                <text:p>0.888333333333</text:p>
              </table:table-cell>
              <table:table-cell office:value-type="float" office:value="0.806333333333">
                <text:p>0.806333333333</text:p>
              </table:table-cell>
              <table:table-cell office:value-type="float" office:value="0.817142857143">
                <text:p>0.81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888">
                <text:p>0.888</text:p>
              </table:table-cell>
              <table:table-cell office:value-type="float" office:value="0.806">
                <text:p>0.806</text:p>
              </table:table-cell>
              <table:table-cell office:value-type="float" office:value="0.815285714286">
                <text:p>0.815285714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88862962963">
                <text:p>0.88862962963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17428571429">
                <text:p>0.817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888259259259">
                <text:p>0.888259259259</text:p>
              </table:table-cell>
              <table:table-cell office:value-type="float" office:value="0.802333333333">
                <text:p>0.802333333333</text:p>
              </table:table-cell>
              <table:table-cell office:value-type="float" office:value="0.816714285714">
                <text:p>0.816714285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888481481481">
                <text:p>0.888481481481</text:p>
              </table:table-cell>
              <table:table-cell office:value-type="float" office:value="0.806666666667">
                <text:p>0.806666666667</text:p>
              </table:table-cell>
              <table:table-cell office:value-type="float" office:value="0.816142857143">
                <text:p>0.816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888148148148">
                <text:p>0.888148148148</text:p>
              </table:table-cell>
              <table:table-cell office:value-type="float" office:value="0.812">
                <text:p>0.812</text:p>
              </table:table-cell>
              <table:table-cell office:value-type="float" office:value="0.816857142857">
                <text:p>0.816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88862962963">
                <text:p>0.88862962963</text:p>
              </table:table-cell>
              <table:table-cell office:value-type="float" office:value="0.807666666667">
                <text:p>0.807666666667</text:p>
              </table:table-cell>
              <table:table-cell office:value-type="float" office:value="0.815857142857">
                <text:p>0.815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703cm" style:legend-expansion="high" chart:style-name="ch2"/>
        <chart:plot-area chart:style-name="ch3" table:cell-range-address="Sheet1.A92:Sheet1.D106" chart:data-source-has-labels="row" svg:x="0.32cm" svg:y="0.18cm" svg:width="11.582cm" svg:height="7.659cm">
          <chartooo:coordinate-region svg:x="1.232cm" svg:y="0.38cm" svg:width="10.483cm" svg:height="6.813cm"/>
          <chart:axis chart:dimension="x" chart:name="primary-x" chart:style-name="ch4">
            <chart:title svg:x="5.075cm" svg:y="8.019cm" chart:style-name="ch5">
              <text:p>max_feature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93:Sheet1.B106" chart:label-cell-address="Sheet1.B92:Sheet1.B92" chart:class="chart:scatter">
            <chart:domain table:cell-range-address="Sheet1.A93:Sheet1.A106"/>
            <chart:data-point chart:repeated="14"/>
          </chart:series>
          <chart:series chart:style-name="ch8" chart:values-cell-range-address="Sheet1.C93:Sheet1.C106" chart:label-cell-address="Sheet1.C92:Sheet1.C92" chart:class="chart:scatter">
            <chart:data-point chart:repeated="14"/>
          </chart:series>
          <chart:series chart:style-name="ch9" chart:values-cell-range-address="Sheet1.D93:Sheet1.D106" chart:label-cell-address="Sheet1.D92:Sheet1.D92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accuracy</text:p>
                <draw:g>
                  <svg:desc>Sheet1.B92:Sheet1.B92</svg:desc>
                </draw:g>
              </table:table-cell>
              <table:table-cell office:value-type="string">
                <text:p>Valid acccuracy</text:p>
                <draw:g>
                  <svg:desc>Sheet1.C92:Sheet1.C92</svg:desc>
                </draw:g>
              </table:table-cell>
              <table:table-cell office:value-type="string">
                <text:p>Test accuracy</text:p>
                <draw:g>
                  <svg:desc>Sheet1.D92:Sheet1.D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3:Sheet1.A106</svg:desc>
                </draw:g>
              </table:table-cell>
              <table:table-cell office:value-type="float" office:value="0.880592592593">
                <text:p>0.880592592593</text:p>
                <draw:g>
                  <svg:desc>Sheet1.B93:Sheet1.B106</svg:desc>
                </draw:g>
              </table:table-cell>
              <table:table-cell office:value-type="float" office:value="0.802">
                <text:p>0.802</text:p>
                <draw:g>
                  <svg:desc>Sheet1.C93:Sheet1.C106</svg:desc>
                </draw:g>
              </table:table-cell>
              <table:table-cell office:value-type="float" office:value="0.809714285714">
                <text:p>0.809714285714</text:p>
                <draw:g>
                  <svg:desc>Sheet1.D93:Sheet1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37037037">
                <text:p>0.88037037037</text:p>
              </table:table-cell>
              <table:table-cell office:value-type="float" office:value="0.804">
                <text:p>0.804</text:p>
              </table:table-cell>
              <table:table-cell office:value-type="float" office:value="0.814714285714">
                <text:p>0.814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9740740741">
                <text:p>0.879740740741</text:p>
              </table:table-cell>
              <table:table-cell office:value-type="float" office:value="0.805">
                <text:p>0.80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0037037037">
                <text:p>0.880037037037</text:p>
              </table:table-cell>
              <table:table-cell office:value-type="float" office:value="0.804">
                <text:p>0.804</text:p>
              </table:table-cell>
              <table:table-cell office:value-type="float" office:value="0.819142857143">
                <text:p>0.819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0259259259">
                <text:p>0.880259259259</text:p>
              </table:table-cell>
              <table:table-cell office:value-type="float" office:value="0.8">
                <text:p>0.8</text:p>
              </table:table-cell>
              <table:table-cell office:value-type="float" office:value="0.815285714286">
                <text:p>0.815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0740740741">
                <text:p>0.880740740741</text:p>
              </table:table-cell>
              <table:table-cell office:value-type="float" office:value="0.808">
                <text:p>0.808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0259259259">
                <text:p>0.880259259259</text:p>
              </table:table-cell>
              <table:table-cell office:value-type="float" office:value="0.799666666667">
                <text:p>0.799666666667</text:p>
              </table:table-cell>
              <table:table-cell office:value-type="float" office:value="0.811142857143">
                <text:p>0.811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79777777778">
                <text:p>0.879777777778</text:p>
              </table:table-cell>
              <table:table-cell office:value-type="float" office:value="0.799333333333">
                <text:p>0.799333333333</text:p>
              </table:table-cell>
              <table:table-cell office:value-type="float" office:value="0.811714285714">
                <text:p>0.811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0037037037">
                <text:p>0.880037037037</text:p>
              </table:table-cell>
              <table:table-cell office:value-type="float" office:value="0.804">
                <text:p>0.804</text:p>
              </table:table-cell>
              <table:table-cell office:value-type="float" office:value="0.811428571429">
                <text:p>0.81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0851851852">
                <text:p>0.880851851852</text:p>
              </table:table-cell>
              <table:table-cell office:value-type="float" office:value="0.809">
                <text:p>0.809</text:p>
              </table:table-cell>
              <table:table-cell office:value-type="float" office:value="0.813857142857">
                <text:p>0.813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80740740741">
                <text:p>0.880740740741</text:p>
              </table:table-cell>
              <table:table-cell office:value-type="float" office:value="0.809">
                <text:p>0.809</text:p>
              </table:table-cell>
              <table:table-cell office:value-type="float" office:value="0.815714285714">
                <text:p>0.815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962962963">
                <text:p>0.87962962963</text:p>
              </table:table-cell>
              <table:table-cell office:value-type="float" office:value="0.811">
                <text:p>0.811</text:p>
              </table:table-cell>
              <table:table-cell office:value-type="float" office:value="0.815428571429">
                <text:p>0.815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9888888889">
                <text:p>0.879888888889</text:p>
              </table:table-cell>
              <table:table-cell office:value-type="float" office:value="0.804333333333">
                <text:p>0.804333333333</text:p>
              </table:table-cell>
              <table:table-cell office:value-type="float" office:value="0.812714285714">
                <text:p>0.8127142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9888888889">
                <text:p>0.879888888889</text:p>
              </table:table-cell>
              <table:table-cell office:value-type="float" office:value="0.803666666667">
                <text:p>0.803666666667</text:p>
              </table:table-cell>
              <table:table-cell office:value-type="float" office:value="0.814428571429">
                <text:p>0.81442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